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6" style:family="table-cell" style:parent-style-name="Default" style:data-style-name="N11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56" table:default-cell-style-name="ce1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3"/>
          <table:table-cell table:style-name="ce2" table:number-columns-repeated="56"/>
        </table:table-row>
        <table:table-row table:style-name="ro1">
          <table:table-cell table:style-name="ce2" table:number-columns-repeated="4"/>
          <table:table-cell table:style-name="ce4" table:formula="of:=SUM([.E3:.E9])" office:value-type="currency" office:currency="USD" office:value="210195.39" calcext:value-type="currency">
            <text:p>$210,195.39 </text:p>
          </table:table-cell>
          <table:table-cell table:style-name="ce5" table:formula="of:=SUMPRODUCT([.E3:.E9];[.F3:.F9])/[.E2]" office:value-type="date" office:date-value="2019-11-30T06:33:33.15" calcext:value-type="date">
            <text:p>2019-11-30</text:p>
          </table:table-cell>
          <table:table-cell table:style-name="ce2"/>
          <table:table-cell table:style-name="ce3"/>
          <table:table-cell table:style-name="ce2" table:number-columns-repeated="56"/>
        </table:table-row>
        <table:table-row table:style-name="ro1">
          <table:table-cell office:value-type="currency" office:currency="USD" office:value="-5395" calcext:value-type="currency">
            <text:p>($5,395.00)</text:p>
          </table:table-cell>
          <table:table-cell table:style-name="ce5" office:value-type="date" office:date-value="2019-11-21" calcext:value-type="date">
            <text:p>2019-11-21</text:p>
          </table:table-cell>
          <table:table-cell office:value-type="string" calcext:value-type="string">
            <text:p>Earnest money</text:p>
          </table:table-cell>
          <table:table-cell/>
          <table:table-cell table:style-name="ce4" table:formula="of:=-[.A3]" office:value-type="currency" office:currency="USD" office:value="5395" calcext:value-type="currency">
            <text:p>$5,395.00 </text:p>
          </table:table-cell>
          <table:table-cell table:style-name="ce5" table:formula="of:=[.B3]" office:value-type="date" office:date-value="2019-11-21" calcext:value-type="date">
            <text:p>2019-11-21</text:p>
          </table:table-cell>
          <table:table-cell table:style-name="ce4"/>
          <table:table-cell table:style-name="ce5"/>
          <table:table-cell table:number-columns-repeated="56"/>
        </table:table-row>
        <table:table-row table:style-name="ro1">
          <table:table-cell office:value-type="currency" office:currency="USD" office:value="-18.25" calcext:value-type="currency">
            <text:p>($18.25)</text:p>
          </table:table-cell>
          <table:table-cell table:style-name="ce5" office:value-type="date" office:date-value="2019-11-22" calcext:value-type="date">
            <text:p>2019-11-22</text:p>
          </table:table-cell>
          <table:table-cell office:value-type="string" calcext:value-type="string">
            <text:p>UPS notary</text:p>
          </table:table-cell>
          <table:table-cell/>
          <table:table-cell table:style-name="ce4" table:formula="of:=-[.A4]" office:value-type="currency" office:currency="USD" office:value="18.25" calcext:value-type="currency">
            <text:p>$18.25 </text:p>
          </table:table-cell>
          <table:table-cell table:style-name="ce5" table:formula="of:=[.B4]" office:value-type="date" office:date-value="2019-11-22" calcext:value-type="date">
            <text:p>2019-11-22</text:p>
          </table:table-cell>
          <table:table-cell table:style-name="ce4"/>
          <table:table-cell table:style-name="ce5"/>
          <table:table-cell table:number-columns-repeated="56"/>
        </table:table-row>
        <table:table-row table:style-name="ro1">
          <table:table-cell office:value-type="currency" office:currency="USD" office:value="-67.84" calcext:value-type="currency">
            <text:p>($67.84)</text:p>
          </table:table-cell>
          <table:table-cell table:style-name="ce5" office:value-type="date" office:date-value="2019-11-25" calcext:value-type="date">
            <text:p>2019-11-25</text:p>
          </table:table-cell>
          <table:table-cell office:value-type="string" calcext:value-type="string">
            <text:p>UPS + Staple</text:p>
          </table:table-cell>
          <table:table-cell/>
          <table:table-cell table:style-name="ce4" table:formula="of:=-[.A5]" office:value-type="currency" office:currency="USD" office:value="67.84" calcext:value-type="currency">
            <text:p>$67.84 </text:p>
          </table:table-cell>
          <table:table-cell table:style-name="ce5" table:formula="of:=[.B5]" office:value-type="date" office:date-value="2019-11-25" calcext:value-type="date">
            <text:p>2019-11-25</text:p>
          </table:table-cell>
          <table:table-cell table:number-columns-repeated="58"/>
        </table:table-row>
        <table:table-row table:style-name="ro1">
          <table:table-cell office:value-type="currency" office:currency="USD" office:value="-184325.01" calcext:value-type="currency">
            <text:p>($184,325.01)</text:p>
          </table:table-cell>
          <table:table-cell table:style-name="ce5" office:value-type="date" office:date-value="2019-11-26" calcext:value-type="date">
            <text:p>2019-11-26</text:p>
          </table:table-cell>
          <table:table-cell office:value-type="string" calcext:value-type="string">
            <text:p>Price</text:p>
          </table:table-cell>
          <table:table-cell/>
          <table:table-cell table:style-name="ce4" table:formula="of:=-[.A6]" office:value-type="currency" office:currency="USD" office:value="184325.01" calcext:value-type="currency">
            <text:p>$184,325.01 </text:p>
          </table:table-cell>
          <table:table-cell table:style-name="ce5" table:formula="of:=[.B6]" office:value-type="date" office:date-value="2019-11-26" calcext:value-type="date">
            <text:p>2019-11-26</text:p>
          </table:table-cell>
          <table:table-cell table:number-columns-repeated="58"/>
        </table:table-row>
        <table:table-row table:style-name="ro1">
          <table:table-cell office:value-type="currency" office:currency="USD" office:value="-10000" calcext:value-type="currency">
            <text:p>($10,000.00)</text:p>
          </table:table-cell>
          <table:table-cell table:style-name="ce5" office:value-type="date" office:date-value="2019-12-13" calcext:value-type="date">
            <text:p>2019-12-13</text:p>
          </table:table-cell>
          <table:table-cell office:value-type="string" calcext:value-type="string">
            <text:p>Abe</text:p>
          </table:table-cell>
          <table:table-cell/>
          <table:table-cell table:style-name="ce4" table:formula="of:=-[.A7]" office:value-type="currency" office:currency="USD" office:value="10000" calcext:value-type="currency">
            <text:p>$10,000.00 </text:p>
          </table:table-cell>
          <table:table-cell table:style-name="ce5" table:formula="of:=[.B7]" office:value-type="date" office:date-value="2019-12-13" calcext:value-type="date">
            <text:p>2019-12-13</text:p>
          </table:table-cell>
          <table:table-cell table:number-columns-repeated="58"/>
        </table:table-row>
        <table:table-row table:style-name="ro1">
          <table:table-cell office:value-type="currency" office:currency="USD" office:value="-1045" calcext:value-type="currency">
            <text:p>($1,045.00)</text:p>
          </table:table-cell>
          <table:table-cell table:style-name="ce5" office:value-type="date" office:date-value="2020-02-13" calcext:value-type="date">
            <text:p>2020-02-13</text:p>
          </table:table-cell>
          <table:table-cell office:value-type="string" calcext:value-type="string">
            <text:p>HOA</text:p>
          </table:table-cell>
          <table:table-cell/>
          <table:table-cell table:style-name="ce4" table:formula="of:=-[.A8]" office:value-type="currency" office:currency="USD" office:value="1045" calcext:value-type="currency">
            <text:p>$1,045.00 </text:p>
          </table:table-cell>
          <table:table-cell table:style-name="ce5" table:formula="of:=[.B8]" office:value-type="date" office:date-value="2020-02-13" calcext:value-type="date">
            <text:p>2020-02-13</text:p>
          </table:table-cell>
          <table:table-cell table:number-columns-repeated="58"/>
        </table:table-row>
        <table:table-row table:style-name="ro1">
          <table:table-cell office:value-type="currency" office:currency="USD" office:value="-9344.29" calcext:value-type="currency">
            <text:p>($9,344.29)</text:p>
          </table:table-cell>
          <table:table-cell table:style-name="ce5" office:value-type="date" office:date-value="2020-02-06" calcext:value-type="date">
            <text:p>2020-02-06</text:p>
          </table:table-cell>
          <table:table-cell table:formula="of:=[.C7]" office:value-type="string" office:string-value="Abe" calcext:value-type="string">
            <text:p>Abe</text:p>
          </table:table-cell>
          <table:table-cell/>
          <table:table-cell table:style-name="ce4" table:formula="of:=-[.A9]" office:value-type="currency" office:currency="USD" office:value="9344.29" calcext:value-type="currency">
            <text:p>$9,344.29 </text:p>
          </table:table-cell>
          <table:table-cell table:style-name="ce5" table:formula="of:=[.B9]" office:value-type="date" office:date-value="2020-02-06" calcext:value-type="date">
            <text:p>2020-02-06</text:p>
          </table:table-cell>
          <table:table-cell table:number-columns-repeated="58"/>
        </table:table-row>
        <table:table-row table:style-name="ro1">
          <table:table-cell office:value-type="currency" office:currency="USD" office:value="224426.85" calcext:value-type="currency">
            <text:p>$224,426.85 </text:p>
          </table:table-cell>
          <table:table-cell table:style-name="ce5" office:value-type="date" office:date-value="2020-07-07" calcext:value-type="date">
            <text:p>2020-07-07</text:p>
          </table:table-cell>
          <table:table-cell office:value-type="string" calcext:value-type="string">
            <text:p>Sale</text:p>
          </table:table-cell>
          <table:table-cell/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formula="of:=-ROUND(0.08*[.E11];2)" office:value-type="currency" office:currency="USD" office:value="-1138.52" calcext:value-type="currency">
            <text:p>($1,138.52)</text:p>
          </table:table-cell>
          <table:table-cell table:style-name="ce5" office:value-type="date" office:date-value="2020-07-08" calcext:value-type="date">
            <text:p>2020-07-08</text:p>
          </table:table-cell>
          <table:table-cell table:formula="of:=&quot;MF = 8% &quot; &amp; [.G11]" office:value-type="string" office:string-value="MF = 8% Gain" calcext:value-type="string">
            <text:p>MF = 8% Gain</text:p>
          </table:table-cell>
          <table:table-cell/>
          <table:table-cell table:style-name="ce4" table:formula="of:=SUM([.A3:.A10])" office:value-type="currency" office:currency="USD" office:value="14231.46" calcext:value-type="currency">
            <text:p>$14,231.46 </text:p>
          </table:table-cell>
          <table:table-cell table:style-name="ce5"/>
          <table:table-cell office:value-type="string" calcext:value-type="string">
            <text:p>Gai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xcess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4" table:formula="of:=ROUND([.E11]*0.05;2)" office:value-type="currency" office:currency="USD" office:value="711.57" calcext:value-type="currency">
            <text:p>$711.57 </text:p>
          </table:table-cell>
          <table:table-cell table:style-name="ce5"/>
          <table:table-cell table:formula="of:=&quot;MF %5 &quot;&amp;[.G11]" office:value-type="string" office:string-value="MF %5 Gain" calcext:value-type="string">
            <text:p>MF %5 Gain</text:p>
          </table:table-cell>
          <table:table-cell office:value-type="float" office:value="763.82" calcext:value-type="float">
            <text:p>763.82</text:p>
          </table:table-cell>
          <table:table-cell table:style-name="ce4" table:formula="of:=[.H12]-[.E12]" office:value-type="currency" office:currency="USD" office:value="52.25" calcext:value-type="currency">
            <text:p>$52.25 </text:p>
          </table:table-cell>
          <table:table-cell table:number-columns-repeated="55"/>
        </table:table-row>
        <table:table-row table:style-name="ro1">
          <table:table-cell table:formula="of:=SUM([.A3:.A11])" office:value-type="currency" office:currency="USD" office:value="13092.94" calcext:value-type="currency">
            <text:p>$13,092.94 </text:p>
          </table:table-cell>
          <table:table-cell table:style-name="ce5" table:formula="of:=[.B10]" office:value-type="date" office:date-value="2020-07-07" calcext:value-type="date">
            <text:p>2020-07-07</text:p>
          </table:table-cell>
          <table:table-cell office:value-type="string" calcext:value-type="string">
            <text:p>Revenue</text:p>
          </table:table-cell>
          <table:table-cell/>
          <table:table-cell table:style-name="ce4" table:formula="of:=-[.A11]-[.E12]" office:value-type="currency" office:currency="USD" office:value="426.95" calcext:value-type="currency">
            <text:p>$426.95 </text:p>
          </table:table-cell>
          <table:table-cell table:style-name="ce5"/>
          <table:table-cell table:formula="of:=&quot;MF %3 &quot;&amp;[.G11]" office:value-type="string" office:string-value="MF %3 Gain" calcext:value-type="string">
            <text:p>MF %3 Gain</text:p>
          </table:table-cell>
          <table:table-cell office:value-type="float" office:value="458.3" calcext:value-type="float">
            <text:p>458.3</text:p>
          </table:table-cell>
          <table:table-cell table:style-name="ce4" table:formula="of:=[.H13]-[.E13]" office:value-type="currency" office:currency="USD" office:value="31.3500000000001" calcext:value-type="currency">
            <text:p>$31.35 </text:p>
          </table:table-cell>
          <table:table-cell table:number-columns-repeated="55"/>
        </table:table-row>
        <table:table-row table:style-name="ro1">
          <table:table-cell table:style-name="ce6" table:formula="of:=[.A13]/[.E2]" office:value-type="percentage" office:value="0.0622893775167952" calcext:value-type="percentage">
            <text:p>6.23%</text:p>
          </table:table-cell>
          <table:table-cell table:style-name="ce1" table:formula="of:=([.B13]-[.F2])/365" office:value-type="float" office:value="0.601990957862509" calcext:value-type="float">
            <text:p>0.601990957862509</text:p>
          </table:table-cell>
          <table:table-cell office:value-type="string" calcext:value-type="string">
            <text:p>ROI</text:p>
          </table:table-cell>
          <table:table-cell/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style-name="ce6" table:formula="of:=POWER(1+[.A14];1/[.B14])-1" office:value-type="percentage" office:value="0.105588239014792" calcext:value-type="percentage">
            <text:p>10.56%</text:p>
          </table:table-cell>
          <table:table-cell/>
          <table:table-cell office:value-type="string" calcext:value-type="string">
            <text:p>AROI</text:p>
          </table:table-cell>
          <table:table-cell/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style-name="ce6" table:formula="of:=XIRR([.A3:.A11];[.B3:.B11])" office:value-type="percentage" office:value="0.105573028443777" calcext:value-type="percentage">
            <text:p>10.56%</text:p>
          </table:table-cell>
          <table:table-cell/>
          <table:table-cell office:value-type="string" calcext:value-type="string">
            <text:p>IRR</text:p>
          </table:table-cell>
          <table:table-cell table:number-columns-repeated="2"/>
          <table:table-cell table:style-name="ce5"/>
          <table:table-cell table:number-columns-repeated="58"/>
        </table:table-row>
        <table:table-row table:style-name="ro1">
          <table:table-cell table:number-columns-repeated="4"/>
          <table:table-cell table:formula="of:=[.E1]" office:value-type="string" office:string-value="Cost" calcext:value-type="string">
            <text:p>Cost</text:p>
          </table:table-cell>
          <table:table-cell table:style-name="ce4" table:formula="of:=[.E2]" office:value-type="currency" office:currency="USD" office:value="210195.39" calcext:value-type="currency">
            <text:p>$210,195.39 </text:p>
          </table:table-cell>
          <table:table-cell table:style-name="ce5" table:formula="of:=[.F2]" office:value-type="date" office:date-value="2019-11-30T06:33:33.15" calcext:value-type="date">
            <text:p>2019-11-3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[.C10]" office:value-type="string" office:string-value="Sale" calcext:value-type="string">
            <text:p>Sale</text:p>
          </table:table-cell>
          <table:table-cell table:style-name="ce4" table:formula="of:=[.A10]" office:value-type="currency" office:currency="USD" office:value="224426.85" calcext:value-type="currency">
            <text:p>$224,426.85 </text:p>
          </table:table-cell>
          <table:table-cell table:style-name="ce5" table:formula="of:=[.B10]" office:value-type="date" office:date-value="2020-07-07" calcext:value-type="date">
            <text:p>2020-07-07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5"/>
          <table:table-cell table:style-name="Default" table:formula="of:=[.G11]" office:value-type="string" office:string-value="Gain" calcext:value-type="string">
            <text:p>Gain</text:p>
          </table:table-cell>
          <table:table-cell table:style-name="ce4" table:formula="of:=[.E11]" office:value-type="currency" office:currency="USD" office:value="14231.46" calcext:value-type="currency">
            <text:p>$14,231.46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"/>
          <table:table-cell table:formula="of:=[.G12]" office:value-type="string" office:string-value="MF %5 Gain" calcext:value-type="string">
            <text:p>MF %5 Gain</text:p>
          </table:table-cell>
          <table:table-cell table:style-name="ce4" table:formula="of:=[.E12]" office:value-type="currency" office:currency="USD" office:value="711.57" calcext:value-type="currency">
            <text:p>$711.57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"/>
          <table:table-cell table:formula="of:=[.G13]" office:value-type="string" office:string-value="MF %3 Gain" calcext:value-type="string">
            <text:p>MF %3 Gain</text:p>
          </table:table-cell>
          <table:table-cell table:style-name="ce4" table:formula="of:=[.E13]" office:value-type="currency" office:currency="USD" office:value="426.95" calcext:value-type="currency">
            <text:p>$426.95 </text:p>
          </table:table-cell>
          <table:table-cell table:number-columns-repeated="58"/>
        </table:table-row>
        <table:table-row table:style-name="ro1">
          <table:table-cell table:number-columns-repeated="4"/>
          <table:table-cell table:formula="of:=[.C13]" office:value-type="string" office:string-value="Revenue" calcext:value-type="string">
            <text:p>Revenue</text:p>
          </table:table-cell>
          <table:table-cell table:style-name="ce4" table:formula="of:=[.A13]" office:value-type="currency" office:currency="USD" office:value="13092.94" calcext:value-type="currency">
            <text:p>$13,092.94 </text:p>
          </table:table-cell>
          <table:table-cell table:style-name="ce4"/>
          <table:table-cell table:number-columns-repeated="57"/>
        </table:table-row>
        <table:table-row table:style-name="ro1">
          <table:table-cell table:number-columns-repeated="4"/>
          <table:table-cell table:formula="of:=[.C14]" office:value-type="string" office:string-value="ROI" calcext:value-type="string">
            <text:p>ROI</text:p>
          </table:table-cell>
          <table:table-cell table:style-name="ce6" table:formula="of:=[.A14]" office:value-type="percentage" office:value="0.0622893775167952" calcext:value-type="percentage">
            <text:p>6.23%</text:p>
          </table:table-cell>
          <table:table-cell table:style-name="ce4"/>
          <table:table-cell table:number-columns-repeated="57"/>
        </table:table-row>
        <table:table-row table:style-name="ro1">
          <table:table-cell table:number-columns-repeated="4"/>
          <table:table-cell table:style-name="ce4" table:formula="of:=[.C16]" office:value-type="string" office:string-value="IRR" calcext:value-type="string">
            <text:p>IRR</text:p>
          </table:table-cell>
          <table:table-cell table:style-name="ce6" table:formula="of:=[.A16]" office:value-type="percentage" office:value="0.105573028443777" calcext:value-type="percentage">
            <text:p>10.56%</text:p>
          </table:table-cell>
          <table:table-cell table:style-name="ce4"/>
          <table:table-cell table:number-columns-repeated="57"/>
        </table:table-row>
        <table:table-row table:style-name="ro1" table:number-rows-repeated="4">
          <table:table-cell table:number-columns-repeated="5"/>
          <table:table-cell table:style-name="ce4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08:24:48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Wael Ellithy</meta:initial-creator>
    <meta:creation-date>2019-01-21T17:40:41Z</meta:creation-date>
    <dc:date>2020-07-08T08:38:14.294000000</dc:date>
    <meta:editing-duration>PT3H29M58S</meta:editing-duration>
    <meta:editing-cycles>27</meta:editing-cycles>
    <meta:document-statistic meta:table-count="1" meta:cell-count="88" meta:object-count="0"/>
  </office:meta>
</office:document-meta>
</file>